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thanks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Moved signs to be better visible.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suprising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number-rows-repeated="104851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KYLE JAMES</dc:creator>
    <meta:creation-date>2020-03-06T09:20:28Z</meta:creation-date>
    <dc:date>2020-03-13T11:06:26Z</dc:date>
    <meta:editing-cycles>7</meta:editing-cycles>
    <meta:editing-duration>PT1229S</meta:editing-duration>
  </office:meta>
</office:document-meta>
</file>